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5d40" officeooo:paragraph-rsid="000a4c75"/>
    </style:style>
    <style:style style:name="P2" style:family="paragraph" style:parent-style-name="Standard">
      <style:text-properties officeooo:rsid="001beb5d" officeooo:paragraph-rsid="000a4c75"/>
    </style:style>
    <style:style style:name="P3" style:family="paragraph" style:parent-style-name="Standard">
      <style:text-properties officeooo:rsid="000acd3f" officeooo:paragraph-rsid="000acd3f"/>
    </style:style>
    <style:style style:name="P4" style:family="paragraph" style:parent-style-name="Standard">
      <style:text-properties officeooo:rsid="000d90c2" officeooo:paragraph-rsid="000d90c2"/>
    </style:style>
    <style:style style:name="P5" style:family="paragraph" style:parent-style-name="Standard">
      <style:text-properties officeooo:rsid="000ef2a7" officeooo:paragraph-rsid="000ef2a7"/>
    </style:style>
    <style:style style:name="P6" style:family="paragraph" style:parent-style-name="Standard" style:list-style-name="L1">
      <style:text-properties officeooo:rsid="001beb5d" officeooo:paragraph-rsid="000a4c75"/>
    </style:style>
    <style:style style:name="P7" style:family="paragraph" style:parent-style-name="Standard">
      <style:text-properties officeooo:rsid="001beb5d" officeooo:paragraph-rsid="000a4c75"/>
    </style:style>
    <style:style style:name="P8" style:family="paragraph" style:parent-style-name="Standard" style:list-style-name="L1">
      <style:text-properties officeooo:rsid="000a4c75" officeooo:paragraph-rsid="000a4c75"/>
    </style:style>
    <style:style style:name="P9" style:family="paragraph" style:parent-style-name="Standard" style:list-style-name="L1">
      <style:text-properties officeooo:rsid="000d90c2" officeooo:paragraph-rsid="000d90c2"/>
    </style:style>
    <style:style style:name="P10" style:family="paragraph" style:parent-style-name="Standard" style:list-style-name="L1">
      <style:text-properties officeooo:rsid="000ef2a7" officeooo:paragraph-rsid="000ef2a7"/>
    </style:style>
    <style:style style:name="P11" style:family="paragraph" style:parent-style-name="Standard" style:list-style-name="L1">
      <style:text-properties officeooo:rsid="000f14ce" officeooo:paragraph-rsid="000f14ce"/>
    </style:style>
    <style:style style:name="T1" style:family="text">
      <style:text-properties officeooo:rsid="000a4c75"/>
    </style:style>
    <style:style style:name="T2" style:family="text">
      <style:text-properties officeooo:rsid="000acd3f"/>
    </style:style>
    <style:style style:name="T3" style:family="text">
      <style:text-properties officeooo:rsid="000d90c2"/>
    </style:style>
    <style:style style:name="T4" style:family="text">
      <style:text-properties officeooo:rsid="000ef2a7"/>
    </style:style>
    <style:style style:name="T5" style:family="text">
      <style:text-properties officeooo:rsid="000f14c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202: Project <text:span text:style-name="T5">6</text:span> Documentation</text:p>
      <text:p text:style-name="P2">Cayler Miley</text:p>
      <text:p text:style-name="P1"/>
      <text:p text:style-name="P2">Overview:</text:p>
      <text:p text:style-name="P3">This project generates a slot configuration, prints the configuration, and finds a stop through a menu system using pointers,<text:span text:style-name="T3"> dynamic memory, a symbol class, a makefile, and separate header files</text:span>.</text:p>
      <text:p text:style-name="P3"/>
      <text:p text:style-name="P4"><text:span text:style-name="T4">caylerstring</text:span>.h included</text:p>
      <text:p text:style-name="P5"><text:span text:style-name="T5">classes</text:span>.h included</text:p>
      <text:p text:style-name="P2"/>
      <text:p text:style-name="P2">Functions:</text:p>
      <text:p text:style-name="P2"><text:tab/><text:span text:style-name="T1">SymInput</text:span></text:p>
      <text:p text:style-name="P2"><text:tab/><text:tab/><text:span text:style-name="T1">Inputs the symbols file</text:span></text:p>
      <text:p text:style-name="P2"><text:tab/><text:span text:style-name="T1">MenuText</text:span></text:p>
      <text:p text:style-name="P2"><text:tab/><text:tab/><text:span text:style-name="T1">Outputs text for menu</text:span></text:p>
      <text:p text:style-name="P2"><text:tab/><text:span text:style-name="T1">MenuNav</text:span></text:p>
      <text:p text:style-name="P2"><text:tab/><text:tab/><text:span text:style-name="T1">Implements menu navigation with switch statements</text:span></text:p>
      <text:p text:style-name="P2"><text:tab/><text:span text:style-name="T1">SlotGen</text:span></text:p>
      <text:p text:style-name="P2"><text:tab/><text:tab/><text:span text:style-name="T1">Generates a random slot configuration</text:span></text:p>
      <text:p text:style-name="P2"><text:tab/><text:span text:style-name="T1">ScreenPrint</text:span></text:p>
      <text:p text:style-name="P2"><text:tab/><text:tab/><text:span text:style-name="T1">Prints configuration to screen</text:span></text:p>
      <text:p text:style-name="P2"><text:tab/><text:span text:style-name="T2">CheckStop</text:span></text:p>
      <text:p text:style-name="P2"><text:tab/><text:tab/><text:span text:style-name="T1">Outputs a specific stop in the configuration to the screen</text:span></text:p>
      <text:p text:style-name="P2"><text:tab/><text:span text:style-name="T5">Spin</text:span></text:p>
      <text:p text:style-name="P2"><text:tab/><text:tab/><text:span text:style-name="T5">Spins reels to simulate an actual slot machine</text:span></text:p>
      <text:p text:style-name="P2"/>
      <text:p text:style-name="P2">Application:</text:p>
      <text:p text:style-name="P5">This project demonstrates the use of classes <text:span text:style-name="T5">within classes</text:span> and public versus private <text:span text:style-name="T5">members </text:span>of the class. The member functions allow access to the class elements and this project contains only 1 slot reel. <text:span text:style-name="T5">This project also expands upon the use of constructors and destructors.</text:span></text:p>
      <text:list xml:id="list2497941353970161523" text:style-name="L1">
        <text:list-item>
          <text:p text:style-name="P6">Created in Ubuntu (on personal computer using VMware)</text:p>
        </text:list-item>
        <text:list-item>
          <text:p text:style-name="P6">Tested in Ubuntu (on personal computer using VMware)</text:p>
        </text:list-item>
        <text:list-item>
          <text:p text:style-name="P6">Compiled using g++</text:p>
        </text:list-item>
        <text:list-item>
          <text:p text:style-name="P6">Captured test case with script</text:p>
        </text:list-item>
        <text:list-item>
          <text:p text:style-name="P8">Use of functions <text:span text:style-name="T2">using pointers</text:span></text:p>
        </text:list-item>
        <text:list-item>
          <text:p text:style-name="P8">Menu system</text:p>
        </text:list-item>
        <text:list-item>
          <text:p text:style-name="P9">Completed using only dynamic memory</text:p>
        </text:list-item>
        <text:list-item>
          <text:p text:style-name="P8">Populating/generating a slot machine configuration</text:p>
        </text:list-item>
        <text:list-item>
          <text:p text:style-name="P8">Printing configuration to screen</text:p>
        </text:list-item>
        <text:list-item>
          <text:p text:style-name="P8">Printing specific stop to screen</text:p>
        </text:list-item>
        <text:list-item>
          <text:p text:style-name="P6">Commented according to personal style and class policy</text:p>
        </text:list-item>
        <text:list-item>
          <text:p text:style-name="P6">Character arrays for strings</text:p>
        </text:list-item>
        <text:list-item>
          <text:p text:style-name="P9">Inclusion of <text:span text:style-name="T4">caylerstring</text:span>.h file from lab</text:p>
        </text:list-item>
        <text:list-item>
          <text:p text:style-name="P10">makefile used</text:p>
        </text:list-item>
        <text:list-item>
          <text:p text:style-name="P10">Inclusion of <text:span text:style-name="T5">classes</text:span> header: <text:span text:style-name="T5">classes</text:span>.h</text:p>
        </text:list-item>
        <text:list-item>
          <text:p text:style-name="P10">Allocated memory is deleted</text:p>
        </text:list-item>
        <text:list-item>
          <text:p text:style-name="P10">Data members of the class are private, member functions are public</text:p>
        </text:list-item>
        <text:list-item>
          <text:p text:style-name="P10"><text:soft-page-break/>Use of destructors and constructors <text:span text:style-name="T5">(including default and copy)</text:span></text:p>
        </text:list-item>
        <text:list-item>
          <text:p text:style-name="P11">Const member functions when possible</text:p>
        </text:list-item>
      </text:list>
      <text:p text:style-name="P2"/>
      <text:p text:style-name="P2">Conclusion:</text:p>
      <text:p text:style-name="P5">Project <text:span text:style-name="T5">6</text:span> was <text:span text:style-name="T5">slightly more difficult than Project 5. I had the most difficulty in making the member functions work correctly while keeping the data members private. Once I completed the classes.cpp and classes.h files, the rest of the project came relatively quickly. This project certainly makes everything come together that we have been learning over the last few weeks and improves the functionality immensely. The biggest thing I would change if I had more time would be error-checking and verifying user input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22:01:36.935599011</meta:creation-date>
    <dc:date>2015-03-12T10:41:36.049375317</dc:date>
    <meta:editing-duration>P0D</meta:editing-duration>
    <meta:editing-cycles>5</meta:editing-cycles>
    <meta:generator>LibreOffice/4.2.7.2$Linux_X86_64 LibreOffice_project/420m0$Build-2</meta:generator>
    <meta:document-statistic meta:table-count="0" meta:image-count="0" meta:object-count="0" meta:page-count="2" meta:paragraph-count="44" meta:word-count="345" meta:character-count="2194" meta:non-whitespace-character-count="1891"/>
  </office:meta>
</office:document-meta>
</file>